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1: Create / Update / Delete Events and Activities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235543540647290231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2689157677202218672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624568946250310077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7T11:46:37.71</dc:date>
    <dc:creator>Arvind Srivastava</dc:creator>
    <meta:editing-duration>PT50M27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1" meta:paragraph-count="14" meta:word-count="92" meta:character-count="552"/>
  </office:meta>
</office:document-meta>
</file>